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Field.getField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Reader.FieldsReader( Directory d , String segment , FieldInfos fn , int read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getTo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Reader.addFieldForMerge( Document doc , FieldInfo fi , boolean binary , boolean compressed , boolean token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sReader.skipField( boolean binary , boolean compres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Reader.getIndexType( FieldInfo fi , boolean token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sRead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Reader.FieldsReader( Directory d , String segment , FieldInfos fn , int readBufferSize , int docStoreOffset , int 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azyField.setToRead( int to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Reader.addFieldLazy( Document doc , FieldInfo fi , boolean binary , boolean compressed , boolean token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ieldForMerge.r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getBinaryValue( byte [ ]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eldsReader.doc( int n , FieldSelector fieldSelec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ieldsReader.getTermVectorType( FieldInfo f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Reader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eldsReader.ensure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sReader.skipField( boolean binary , boolean compressed , int toRea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Field.LazyField( String name , Field . Store store , Field . Index index , Field . TermVector termVector , int toRead , long pointer , boolean isBin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ForMerge.binar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r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Reader.rawDocs( int [ ] lengths , int startDocID , int numDoc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ForMerge.FieldForMerge( Object value , FieldInfo fi , boolean binary , boolean compressed , boolean token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zyField.LazyField( String name , Field . Store store , int toRead , long pointer , boolean isBin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Field.get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ForMerge.tokenStre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binar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Reader.addFieldSize( Document doc , FieldInfo fi , boolean binary , boolean compress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sReader.addField( Document doc , FieldInfo fi , boolean binary , boolean compressed , boolean token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ieldsReader.uncompress( final byte [ ]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eldsReader.FieldsReader( Directory d , String segment , FieldInfos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tokenStre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Reader.seekIndex( int d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setPointer( long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Reader.canReadRaw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eld.stringValu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eldForMerge.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